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5.495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ta permutacion</text:p>
          </table:table-cell>
          <table:table-cell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ta tenis</text:p>
          </table:table-cell>
          <table:table-cell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eer articulo estimacion</text:p>
          </table:table-cell>
          <table:table-cell office:value-type="date" office:date-value="2013-09-26">
            <text:p>2013-09-2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Kata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iferencia enter tiers y layers</text:p>
          </table:table-cell>
          <table:table-cell table:style-name="ce14" office:value-type="date" office:date-value="2013-10-21">
            <text:p>2013-10-2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tributo de calidad</text:p>
          </table:table-cell>
          <table:table-cell office:value-type="date" office:date-value="2013-10-21">
            <text:p>2013-10-21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mpezar con el proyecto – VSM</text:p>
          </table:table-cell>
          <table:table-cell office:value-type="date" office:date-value="2013-10-23">
            <text:p>2013-10-23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19:10:33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23T19:11:51</dc:date>
    <meta:editing-duration>PT5H55M</meta:editing-duration>
    <meta:editing-cycles>40</meta:editing-cycles>
    <dc:creator>Mint </dc:creator>
    <meta:document-statistic meta:table-count="2" meta:cell-count="156" meta:object-count="0"/>
  </office:meta>
</office:document-meta>
</file>